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600000DB4E51F7F5D5FB54480.jpg" manifest:media-type="image/jpeg"/>
  <manifest:file-entry manifest:full-path="Pictures/10000000000009F600000DB4B8465319DC5B7574.jpg" manifest:media-type="image/jpeg"/>
  <manifest:file-entry manifest:full-path="Pictures/10000000000009F600000DB4A840044542A5061B.jpg" manifest:media-type="image/jpeg"/>
  <manifest:file-entry manifest:full-path="Pictures/10000000000009F600000DB4C3346F6AE7024EB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9.5cm" fo:min-width="12.2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4.701cm" fo:min-width="21.59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1.589cm" svg:height="29.7cm" svg:x="0cm" svg:y="0cm">
          <draw:image xlink:href="Pictures/10000000000009F600000DB4C3346F6AE7024EB2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1.589cm" svg:height="29.7cm" svg:x="0cm" svg:y="0cm">
          <draw:image xlink:href="Pictures/10000000000009F600000DB4A840044542A5061B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1.589cm" svg:height="29.7cm" svg:x="0cm" svg:y="0cm">
          <draw:image xlink:href="Pictures/10000000000009F600000DB4B8465319DC5B7574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frame draw:style-name="gr1" draw:text-style-name="P1" draw:layer="layout" svg:width="21.589cm" svg:height="29.7cm" svg:x="0cm" svg:y="0cm">
          <draw:image xlink:href="Pictures/10000000000009F600000DB4E51F7F5D5FB54480.jpg" xlink:type="simple" xlink:show="embed" xlink:actuate="onLoad" draw:mime-type="image/jpeg">
            <text:p/>
          </draw:image>
        </draw:frame>
        <draw:custom-shape draw:style-name="gr2" draw:text-style-name="P2" draw:layer="layout" svg:width="12.25cm" svg:height="9.5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59cm" svg:height="14.701cm" svg:x="0cm" svg:y="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1.5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28T23:12:55.988040601</dc:date>
    <dc:creator>J Cercy</dc:creator>
    <meta:editing-duration>PT54S</meta:editing-duration>
    <meta:editing-cycles>1</meta:editing-cycles>
    <meta:document-statistic meta:object-count="6"/>
    <meta:generator>LibreOffice/7.0.4.2$Linux_X86_64 LibreOffice_project/00$Build-2</meta:generator>
  </office:meta>
</office:document-meta>
</file>